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801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/>
      <style:text-properties fo:language="en" fo:country="US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[titre]</text:p>
          </table:table-cell>
          <table:table-cell table:number-columns-repeated="7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7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Dé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anquement a l'obligation de présence</text:p>
          </table:table-cell>
          <table:table-cell table:style-name="ce1" office:value-type="string">
            <text:p>Sous Responsabilité É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3" office:value-type="string">
            <text:p>[saisie_col.getEleve.getClasseNom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ManquementObligationPresenceDescription]</text:p>
          </table:table-cell>
          <table:table-cell table:style-name="ce4" office:value-type="string">
            <text:p>[saisie_col.getSous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7">17/08/2010</text:date>, <text:time>20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8-17T20:14:27</dc:date>
    <meta:editing-cycles>43</meta:editing-cycles>
    <meta:editing-duration>PT01H31M35S</meta:editing-duration>
    <dc:creator>Josselin Jacquard</dc:creator>
    <meta:document-statistic meta:table-count="2" meta:cell-count="19" meta:object-count="0"/>
    <meta:user-defined meta:name="Info 1"/>
    <meta:user-defined meta:name="Info 2"/>
    <meta:user-defined meta:name="Info 3"/>
    <meta:user-defined meta:name="Info 4"/>
  </office:meta>
</office:document-meta>
</file>